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bold" officeooo:rsid="00171e58" officeooo:paragraph-rsid="00171e58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15pt" fo:font-weight="normal" officeooo:rsid="00171e58" officeooo:paragraph-rsid="00171e58" style:font-size-asian="13.1000003814697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pirate conversion of Graph</text:p>
      <text:p text:style-name="P2"/>
      <text:p text:style-name="P2">converting a grph into two teams...</text:p>
      <text:p text:style-name="P2"/>
      <text:p text:style-name="P2">i/p</text:p>
      <text:p text:style-name="P2">5 3</text:p>
      <text:p text:style-name="P2">1 2</text:p>
      <text:p text:style-name="P2">1 3</text:p>
      <text:p text:style-name="P2">4 5</text:p>
      <text:p text:style-name="P2"/>
      <text:p text:style-name="P2">o/p</text:p>
      <text:p text:style-name="P2">1 2 2 1 2 </text:p>
      <text:p text:style-name="P2"/>
      <text:p text:style-name="P2">#include&lt;bits/stdc++.h&gt;</text:p>
      <text:p text:style-name="P2">using namespace std;</text:p>
      <text:p text:style-name="P2"/>
      <text:p text:style-name="P2">const int N=1e5+10;</text:p>
      <text:p text:style-name="P2">int flag=0;</text:p>
      <text:p text:style-name="P2"/>
      <text:p text:style-name="P2">vector&lt;int&gt; g[N];</text:p>
      <text:p text:style-name="P2"/>
      <text:p text:style-name="P2">vector&lt;int&gt;team(N,-1);</text:p>
      <text:p text:style-name="P2"/>
      <text:p text:style-name="P2">void bfs(int x){</text:p>
      <text:p text:style-name="P2"><text:s text:c="4"/>queue&lt;int&gt;q; <text:s text:c="2"/></text:p>
      <text:p text:style-name="P2"><text:s text:c="4"/>q.push(x);</text:p>
      <text:p text:style-name="P2"><text:s text:c="4"/></text:p>
      <text:p text:style-name="P2"><text:s text:c="4"/>while(!q.empty()){</text:p>
      <text:p text:style-name="P2"><text:s text:c="8"/>int u = q.front();</text:p>
      <text:p text:style-name="P2"><text:s text:c="8"/>q.pop();</text:p>
      <text:p text:style-name="P2"/>
      <text:p text:style-name="P2"><text:s text:c="8"/>for( auto child : g[u]){</text:p>
      <text:p text:style-name="P2"><text:s text:c="12"/>if(team[child]!=-1){</text:p>
      <text:p text:style-name="P2"><text:s text:c="16"/>if(team[u]==team[child]) flag=1;</text:p>
      <text:p text:style-name="P2"><text:s text:c="16"/>continue;</text:p>
      <text:p text:style-name="P2"><text:s text:c="12"/>}</text:p>
      <text:p text:style-name="P2"><text:s text:c="12"/>team[child]= team[u]==1?2:1;</text:p>
      <text:p text:style-name="P2"><text:s text:c="12"/>q.push(child);</text:p>
      <text:p text:style-name="P2"><text:s text:c="8"/>}</text:p>
      <text:p text:style-name="P2"><text:s text:c="4"/>}</text:p>
      <text:p text:style-name="P2"><text:soft-page-break/><text:s text:c="3"/></text:p>
      <text:p text:style-name="P2">}</text:p>
      <text:p text:style-name="P2"/>
      <text:p text:style-name="P2"/>
      <text:p text:style-name="P2">int main(){</text:p>
      <text:p text:style-name="P2"><text:s text:c="4"/>int n, m;</text:p>
      <text:p text:style-name="P2"><text:s text:c="4"/>cin &gt;&gt; n &gt;&gt; m;</text:p>
      <text:p text:style-name="P2"/>
      <text:p text:style-name="P2"/>
      <text:p text:style-name="P2"><text:s/></text:p>
      <text:p text:style-name="P2"><text:s text:c="4"/>for(int i = 0; i &lt; m ; i++){</text:p>
      <text:p text:style-name="P2"><text:s text:c="8"/>int x,y; cin&gt;&gt;x&gt;&gt;y;</text:p>
      <text:p text:style-name="P2"><text:s text:c="8"/>g[x].push_back(y);</text:p>
      <text:p text:style-name="P2"><text:s text:c="8"/>g[y].push_back(x);</text:p>
      <text:p text:style-name="P2"><text:s text:c="4"/>}</text:p>
      <text:p text:style-name="P2"/>
      <text:p text:style-name="P2"><text:s text:c="4"/>for( int i=1 ; i&lt;=n ; i++){</text:p>
      <text:p text:style-name="P2"><text:s text:c="8"/>if(team[i]!=-1) continue;</text:p>
      <text:p text:style-name="P2"><text:s text:c="8"/>team[i]=1;</text:p>
      <text:p text:style-name="P2"><text:s text:c="8"/>bfs(i);</text:p>
      <text:p text:style-name="P2"><text:s text:c="4"/>}</text:p>
      <text:p text:style-name="P2"/>
      <text:p text:style-name="P2"><text:s text:c="4"/>if(flag) cout&lt;&lt;"IMPOSSIBLE";</text:p>
      <text:p text:style-name="P2"><text:s text:c="4"/>else{</text:p>
      <text:p text:style-name="P2"/>
      <text:p text:style-name="P2"><text:s text:c="8"/>for(int i=1 ; i&lt;=n ; i++){</text:p>
      <text:p text:style-name="P2"><text:s text:c="12"/>cout&lt;&lt;team[i]&lt;&lt;' ';</text:p>
      <text:p text:style-name="P2"><text:s text:c="8"/>}</text:p>
      <text:p text:style-name="P2"><text:s text:c="4"/>}</text:p>
      <text:p text:style-name="P2"/>
      <text:p text:style-name="P2"><text:s text:c="4"/>return 0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22:10:09.320689144</meta:creation-date>
    <dc:date>2021-12-13T22:13:43.078456066</dc:date>
    <meta:editing-duration>PT3M41S</meta:editing-duration>
    <meta:editing-cycles>1</meta:editing-cycles>
    <meta:document-statistic meta:table-count="0" meta:image-count="0" meta:object-count="0" meta:page-count="2" meta:paragraph-count="55" meta:word-count="117" meta:character-count="949" meta:non-whitespace-character-count="628"/>
    <meta:generator>LibreOffice/6.0.7.3$Linux_X86_64 LibreOffice_project/00m0$Build-3</meta:generator>
  </office:meta>
</office:document-meta>
</file>